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30000034FE25BDDF6C438FC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29fc0" officeooo:paragraph-rsid="00129fc0"/>
    </style:style>
    <style:style style:name="P2" style:family="paragraph" style:parent-style-name="Standard">
      <style:text-properties officeooo:rsid="00129fc0" officeooo:paragraph-rsid="00129f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</text:p>
      <text:p text:style-name="P2"/>
      <text:p text:style-name="P2"><draw:frame draw:style-name="fr1" draw:name="Imagen1" text:anchor-type="char" svg:x="0cm" svg:y="0.307cm" svg:width="17cm" svg:height="9.657cm" draw:z-index="0"><draw:image xlink:href="Pictures/10000000000005D30000034FE25BDDF6C438FC76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9fc0" officeooo:paragraph-rsid="00129f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ose Manuel Moreno Bolivar<text:tab/><text:tab/>52659570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8T14:57:06.212000000</meta:creation-date>
    <dc:date>2023-01-18T15:45:43.622000000</dc:date>
    <meta:editing-duration>PT48M37S</meta:editing-duration>
    <meta:editing-cycles>1</meta:editing-cycles>
    <meta:document-statistic meta:table-count="0" meta:image-count="1" meta:object-count="0" meta:page-count="1" meta:paragraph-count="2" meta:word-count="7" meta:character-count="48" meta:non-whitespace-character-count="42"/>
    <meta:generator>LibreOffice/7.4.2.3$Windows_X86_64 LibreOffice_project/382eef1f22670f7f4118c8c2dd222ec7ad009daf</meta:generator>
  </office:meta>
</office:document-meta>
</file>